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5fd3" officeooo:paragraph-rsid="00035fd3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35fd3" officeooo:paragraph-rsid="00035fd3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426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426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7788" officeooo:paragraph-rsid="0004778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5fd3" officeooo:paragraph-rsid="00035fd3" style:font-size-asian="18pt" style:font-weight-asian="bold" style:font-size-complex="18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47788" officeooo:paragraph-rsid="00047788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5fd3" style:font-weight-asian="normal" style:font-weight-complex="normal"/>
    </style:style>
    <style:style style:name="T4" style:family="text">
      <style:text-properties style:text-underline-style="none" fo:font-weight="normal" officeooo:rsid="0004261b" style:font-weight-asian="normal" style:font-weight-complex="normal"/>
    </style:style>
    <style:style style:name="T5" style:family="text">
      <style:text-properties style:text-underline-style="none" officeooo:rsid="00035fd3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xt File Analysis Project</text:p>
      <text:p text:style-name="P1"><text:span text:style-name="T2"/></text:p>
      <text:p text:style-name="P1"><text:span text:style-name="T2">Program contains 3 different functions. They are:</text:span></text:p>
      <text:p text:style-name="P1"><text:span text:style-name="T1">main()</text:span><text:span text:style-name="T2">: Function that runs the whole project.</text:span></text:p>
      <text:p text:style-name="P1"><text:span text:style-name="T1">letterFromPosition(int)</text:span><text:span text:style-name="T2">: takes integer representation of a letter and return that particular letter.</text:span></text:p>
      <text:p text:style-name="P1"><text:span text:style-name="T2"/></text:p>
      <text:p text:style-name="P5">Code Operation</text:p>
      <text:list xml:id="list3314020275" text:style-name="L1">
        <text:list-item>
          <text:p text:style-name="P2"><text:span text:style-name="T2">Prompts user for name of text file (including extension of the file, example: test.txt).</text:span></text:p>
        </text:list-item>
        <text:list-item>
          <text:p text:style-name="P2"><text:span text:style-name="T2">Allocates recommended memory to a variable to hold file content using “malloc”.</text:span></text:p>
        </text:list-item>
        <text:list-item>
          <text:p text:style-name="P2"><text:span text:style-name="T2">Reads file into the variable (returns “</text:span><text:span text:style-name="T4">Error: Could not find your file” if not able to read file).</text:span></text:p>
        </text:list-item>
        <text:list-item>
          <text:p text:style-name="P3"><text:span text:style-name="T2">Scan through file content and store each word into an array.</text:span></text:p>
        </text:list-item>
        <text:list-item>
          <text:p text:style-name="P3"><text:span text:style-name="T2">During scanning, programs counts:</text:span></text:p>
          <text:list>
            <text:list-item>
              <text:p text:style-name="P3"><text:span text:style-name="T2">The total number of words in file.</text:span></text:p>
            </text:list-item>
            <text:list-item>
              <text:p text:style-name="P3"><text:span text:style-name="T2">The total number of characters in the file.</text:span></text:p>
            </text:list-item>
            <text:list-item>
              <text:p text:style-name="P3"><text:span text:style-name="T2">Number of times each letter starts difference words in the file.</text:span></text:p>
            </text:list-item>
          </text:list>
        </text:list-item>
      </text:list>
      <text:p text:style-name="P4"><text:span text:style-name="T2"><text:s text:c="6"/></text:span><text:span text:style-name="T1">6)</text:span><text:span text:style-name="T2"><text:tab/>Programs checks letter that starts most words with the help of the </text:span><text:span text:style-name="T5">letterFromPosition</text:span><text:span text:style-name="T3"> </text:span><text:span text:style-name="T2">function.</text:span></text:p>
      <text:p text:style-name="P4"><text:span text:style-name="T2"><text:s text:c="6"/></text:span><text:span text:style-name="T1">7)</text:span><text:span text:style-name="T2"> <text:s text:c="2"/>Finally, program prints the statistics nicely.</text:span></text:p>
      <text:p text:style-name="P4"><text:span text:style-name="T2"/></text:p>
      <text:p text:style-name="P5">Major Variables</text:p>
      <text:list xml:id="list3943362602" text:style-name="L2">
        <text:list-item>
          <text:p text:style-name="P7">fileName:<text:span text:style-name="T6"> holds file name taken from user.</text:span></text:p>
        </text:list-item>
        <text:list-item>
          <text:p text:style-name="P7">fileContent:<text:span text:style-name="T6"> holds content read from text file.</text:span></text:p>
        </text:list-item>
        <text:list-item>
          <text:p text:style-name="P7">filePointer:<text:span text:style-name="T6"> pointer to file.</text:span></text:p>
        </text:list-item>
        <text:list-item>
          <text:p text:style-name="P7">wordCount:<text:span text:style-name="T6"> holds total number of words in file.</text:span></text:p>
        </text:list-item>
        <text:list-item>
          <text:p text:style-name="P7">characterCount:<text:span text:style-name="T6"> holds total number of characters in file.</text:span></text:p>
        </text:list-item>
        <text:list-item>
          <text:p text:style-name="P7">mostWordStart:<text:span text:style-name="T6"> holds letter that starts most words in file.</text:span></text:p>
        </text:list-item>
        <text:list-item>
          <text:p text:style-name="P7">wordStartCount:<text:span text:style-name="T6"> holds the count of the letter that starts most words.</text:span></text:p>
        </text:list-item>
        <text:list-item>
          <text:p text:style-name="P7">WordStarterMonitor:<text:span text:style-name="T6"> array of how many times each letter starts different word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7:46:27.780040692</meta:creation-date>
    <dc:date>2022-08-05T18:20:44.070104230</dc:date>
    <meta:editing-duration>PT2M5S</meta:editing-duration>
    <meta:editing-cycles>1</meta:editing-cycles>
    <meta:document-statistic meta:table-count="0" meta:image-count="0" meta:object-count="0" meta:page-count="1" meta:paragraph-count="24" meta:word-count="222" meta:character-count="1373" meta:non-whitespace-character-count="1177"/>
    <meta:generator>LibreOffice/7.3.2.2$Linux_X86_64 LibreOffice_project/30$Build-2</meta:generator>
  </office:meta>
</office:document-meta>
</file>